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fo:font-weight="normal" style:font-weight-asian="normal" style:font-weight-complex="normal"/>
    </style:style>
    <style:style style:name="ce5" style:family="table-cell" style:parent-style-name="Default">
      <style:text-properties fo:color="#808080" fo:font-weight="normal" style:font-weight-asian="normal" style:font-weight-complex="normal"/>
    </style:style>
    <style:style style:name="ce6" style:family="table-cell" style:parent-style-name="Default" style:data-style-name="N129">
      <style:text-properties fo:color="#80808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ealing Drug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2"/>
        <table:table-column table:style-name="co4" table:number-columns-repeated="3" table:default-cell-style-name="ce2"/>
        <table:table-column table:style-name="co5" table:default-cell-style-name="ce6"/>
        <table:table-row table:style-name="ro1">
          <table:table-cell office:value-type="string" calcext:value-type="string">
            <text:p>heal_mult_min </text:p>
          </table:table-cell>
          <table:table-cell office:value-type="float" office:value="0.75" calcext:value-type="float">
            <text:p>0.75</text:p>
          </table:table-cell>
          <table:table-cell/>
          <table:table-cell table:style-name="ce1" office:value-type="string" calcext:value-type="string" table:number-columns-spanned="3" table:number-rows-spanned="1">
            <text:p>Healing Powder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Stimpak</text:p>
          </table:table-cell>
          <table:covered-table-cell table:number-columns-repeated="2" table:style-name="ce3"/>
          <table:table-cell table:style-name="ce4" office:value-type="string" calcext:value-type="string">
            <text:p>Super Stimpak</text:p>
          </table:table-cell>
        </table:table-row>
        <table:table-row table:style-name="ro1">
          <table:table-cell office:value-type="string" calcext:value-type="string">
            <text:p>heal_mult_max 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ax</text:p>
          </table:table-cell>
          <table:table-cell table:style-name="ce5" office:value-type="string" calcext:value-type="string">
            <text:p>Const</text:p>
          </table:table-cell>
        </table:table-row>
        <table:table-row table:style-name="ro1">
          <table:table-cell office:value-type="string" calcext:value-type="string">
            <text:p>skill_max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se: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([.D3]+[.F3])/2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([.G3]+[.I3])/2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ce5" office:value-type="float" office:value="75" calcext:value-type="float">
            <text:p>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irst Aid Skill</text:p>
          </table:table-cell>
          <table:table-cell table:style-name="Default" table:number-columns-repeated="6"/>
          <table:table-cell table:style-name="ce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$3]*([.$B$1]+([.$B$2]-[.$B$1])*([.$C5]/[.$B$3]))" office:value-type="float" office:value="6.16" calcext:value-type="float">
            <text:p>6.2</text:p>
          </table:table-cell>
          <table:table-cell table:formula="of:=[.E$3]*([.$B$1]+([.$B$2]-[.$B$1])*([.$C5]/[.$B$3]))" office:value-type="float" office:value="10.01" calcext:value-type="float">
            <text:p>10.0</text:p>
          </table:table-cell>
          <table:table-cell table:formula="of:=[.F$3]*([.$B$1]+([.$B$2]-[.$B$1])*([.$C5]/[.$B$3]))" office:value-type="float" office:value="13.86" calcext:value-type="float">
            <text:p>13.9</text:p>
          </table:table-cell>
          <table:table-cell table:formula="of:=[.G$3]*([.$B$1]+([.$B$2]-[.$B$1])*([.$C5]/[.$B$3]))" office:value-type="float" office:value="9.24" calcext:value-type="float">
            <text:p>9.2</text:p>
          </table:table-cell>
          <table:table-cell table:formula="of:=[.H$3]*([.$B$1]+([.$B$2]-[.$B$1])*([.$C5]/[.$B$3]))" office:value-type="float" office:value="11.55" calcext:value-type="float">
            <text:p>11.6</text:p>
          </table:table-cell>
          <table:table-cell table:formula="of:=[.I$3]*([.$B$1]+([.$B$2]-[.$B$1])*([.$C5]/[.$B$3]))" office:value-type="float" office:value="13.86" calcext:value-type="float">
            <text:p>13.9</text:p>
          </table:table-cell>
          <table:table-cell table:formula="of:=[.J$3]*([.$B$1]+([.$B$2]-[.$B$1])*([.$C5]/[.$B$3]))" office:value-type="float" office:value="57.75" calcext:value-type="float">
            <text:p>57.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$3]*([.$B$1]+([.$B$2]-[.$B$1])*([.$C6]/[.$B$3]))" office:value-type="float" office:value="6.8" calcext:value-type="float">
            <text:p>6.8</text:p>
          </table:table-cell>
          <table:table-cell table:formula="of:=[.E$3]*([.$B$1]+([.$B$2]-[.$B$1])*([.$C6]/[.$B$3]))" office:value-type="float" office:value="11.05" calcext:value-type="float">
            <text:p>11.0</text:p>
          </table:table-cell>
          <table:table-cell table:formula="of:=[.F$3]*([.$B$1]+([.$B$2]-[.$B$1])*([.$C6]/[.$B$3]))" office:value-type="float" office:value="15.3" calcext:value-type="float">
            <text:p>15.3</text:p>
          </table:table-cell>
          <table:table-cell table:formula="of:=[.G$3]*([.$B$1]+([.$B$2]-[.$B$1])*([.$C6]/[.$B$3]))" office:value-type="float" office:value="10.2" calcext:value-type="float">
            <text:p>10.2</text:p>
          </table:table-cell>
          <table:table-cell table:formula="of:=[.H$3]*([.$B$1]+([.$B$2]-[.$B$1])*([.$C6]/[.$B$3]))" office:value-type="float" office:value="12.75" calcext:value-type="float">
            <text:p>12.8</text:p>
          </table:table-cell>
          <table:table-cell table:formula="of:=[.I$3]*([.$B$1]+([.$B$2]-[.$B$1])*([.$C6]/[.$B$3]))" office:value-type="float" office:value="15.3" calcext:value-type="float">
            <text:p>15.3</text:p>
          </table:table-cell>
          <table:table-cell table:formula="of:=[.J$3]*([.$B$1]+([.$B$2]-[.$B$1])*([.$C6]/[.$B$3]))" office:value-type="float" office:value="63.75" calcext:value-type="float">
            <text:p>63.8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D$3]*([.$B$1]+([.$B$2]-[.$B$1])*([.$C7]/[.$B$3]))" office:value-type="float" office:value="8" calcext:value-type="float">
            <text:p>8.0</text:p>
          </table:table-cell>
          <table:table-cell table:formula="of:=[.E$3]*([.$B$1]+([.$B$2]-[.$B$1])*([.$C7]/[.$B$3]))" office:value-type="float" office:value="13" calcext:value-type="float">
            <text:p>13.0</text:p>
          </table:table-cell>
          <table:table-cell table:formula="of:=[.F$3]*([.$B$1]+([.$B$2]-[.$B$1])*([.$C7]/[.$B$3]))" office:value-type="float" office:value="18" calcext:value-type="float">
            <text:p>18.0</text:p>
          </table:table-cell>
          <table:table-cell table:formula="of:=[.G$3]*([.$B$1]+([.$B$2]-[.$B$1])*([.$C7]/[.$B$3]))" office:value-type="float" office:value="12" calcext:value-type="float">
            <text:p>12.0</text:p>
          </table:table-cell>
          <table:table-cell table:formula="of:=[.H$3]*([.$B$1]+([.$B$2]-[.$B$1])*([.$C7]/[.$B$3]))" office:value-type="float" office:value="15" calcext:value-type="float">
            <text:p>15.0</text:p>
          </table:table-cell>
          <table:table-cell table:formula="of:=[.I$3]*([.$B$1]+([.$B$2]-[.$B$1])*([.$C7]/[.$B$3]))" office:value-type="float" office:value="18" calcext:value-type="float">
            <text:p>18.0</text:p>
          </table:table-cell>
          <table:table-cell table:formula="of:=[.J$3]*([.$B$1]+([.$B$2]-[.$B$1])*([.$C7]/[.$B$3]))" office:value-type="float" office:value="75" calcext:value-type="float">
            <text:p>75.0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[.D$3]*([.$B$1]+([.$B$2]-[.$B$1])*([.$C8]/[.$B$3]))" office:value-type="float" office:value="9" calcext:value-type="float">
            <text:p>9.0</text:p>
          </table:table-cell>
          <table:table-cell table:formula="of:=[.E$3]*([.$B$1]+([.$B$2]-[.$B$1])*([.$C8]/[.$B$3]))" office:value-type="float" office:value="14.625" calcext:value-type="float">
            <text:p>14.6</text:p>
          </table:table-cell>
          <table:table-cell table:formula="of:=[.F$3]*([.$B$1]+([.$B$2]-[.$B$1])*([.$C8]/[.$B$3]))" office:value-type="float" office:value="20.25" calcext:value-type="float">
            <text:p>20.3</text:p>
          </table:table-cell>
          <table:table-cell table:formula="of:=[.G$3]*([.$B$1]+([.$B$2]-[.$B$1])*([.$C8]/[.$B$3]))" office:value-type="float" office:value="13.5" calcext:value-type="float">
            <text:p>13.5</text:p>
          </table:table-cell>
          <table:table-cell table:formula="of:=[.H$3]*([.$B$1]+([.$B$2]-[.$B$1])*([.$C8]/[.$B$3]))" office:value-type="float" office:value="16.875" calcext:value-type="float">
            <text:p>16.9</text:p>
          </table:table-cell>
          <table:table-cell table:formula="of:=[.I$3]*([.$B$1]+([.$B$2]-[.$B$1])*([.$C8]/[.$B$3]))" office:value-type="float" office:value="20.25" calcext:value-type="float">
            <text:p>20.3</text:p>
          </table:table-cell>
          <table:table-cell table:formula="of:=[.J$3]*([.$B$1]+([.$B$2]-[.$B$1])*([.$C8]/[.$B$3]))" office:value-type="float" office:value="84.375" calcext:value-type="float">
            <text:p>84.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D$3]*([.$B$1]+([.$B$2]-[.$B$1])*([.$C9]/[.$B$3]))" office:value-type="float" office:value="10" calcext:value-type="float">
            <text:p>10.0</text:p>
          </table:table-cell>
          <table:table-cell table:formula="of:=[.E$3]*([.$B$1]+([.$B$2]-[.$B$1])*([.$C9]/[.$B$3]))" office:value-type="float" office:value="16.25" calcext:value-type="float">
            <text:p>16.3</text:p>
          </table:table-cell>
          <table:table-cell table:formula="of:=[.F$3]*([.$B$1]+([.$B$2]-[.$B$1])*([.$C9]/[.$B$3]))" office:value-type="float" office:value="22.5" calcext:value-type="float">
            <text:p>22.5</text:p>
          </table:table-cell>
          <table:table-cell table:formula="of:=[.G$3]*([.$B$1]+([.$B$2]-[.$B$1])*([.$C9]/[.$B$3]))" office:value-type="float" office:value="15" calcext:value-type="float">
            <text:p>15.0</text:p>
          </table:table-cell>
          <table:table-cell table:formula="of:=[.H$3]*([.$B$1]+([.$B$2]-[.$B$1])*([.$C9]/[.$B$3]))" office:value-type="float" office:value="18.75" calcext:value-type="float">
            <text:p>18.8</text:p>
          </table:table-cell>
          <table:table-cell table:formula="of:=[.I$3]*([.$B$1]+([.$B$2]-[.$B$1])*([.$C9]/[.$B$3]))" office:value-type="float" office:value="22.5" calcext:value-type="float">
            <text:p>22.5</text:p>
          </table:table-cell>
          <table:table-cell table:formula="of:=[.J$3]*([.$B$1]+([.$B$2]-[.$B$1])*([.$C9]/[.$B$3]))" office:value-type="float" office:value="93.75" calcext:value-type="float">
            <text:p>93.8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[.D$3]*([.$B$1]+([.$B$2]-[.$B$1])*([.$C10]/[.$B$3]))" office:value-type="float" office:value="11" calcext:value-type="float">
            <text:p>11.0</text:p>
          </table:table-cell>
          <table:table-cell table:formula="of:=[.E$3]*([.$B$1]+([.$B$2]-[.$B$1])*([.$C10]/[.$B$3]))" office:value-type="float" office:value="17.875" calcext:value-type="float">
            <text:p>17.9</text:p>
          </table:table-cell>
          <table:table-cell table:formula="of:=[.F$3]*([.$B$1]+([.$B$2]-[.$B$1])*([.$C10]/[.$B$3]))" office:value-type="float" office:value="24.75" calcext:value-type="float">
            <text:p>24.8</text:p>
          </table:table-cell>
          <table:table-cell table:formula="of:=[.G$3]*([.$B$1]+([.$B$2]-[.$B$1])*([.$C10]/[.$B$3]))" office:value-type="float" office:value="16.5" calcext:value-type="float">
            <text:p>16.5</text:p>
          </table:table-cell>
          <table:table-cell table:formula="of:=[.H$3]*([.$B$1]+([.$B$2]-[.$B$1])*([.$C10]/[.$B$3]))" office:value-type="float" office:value="20.625" calcext:value-type="float">
            <text:p>20.6</text:p>
          </table:table-cell>
          <table:table-cell table:formula="of:=[.I$3]*([.$B$1]+([.$B$2]-[.$B$1])*([.$C10]/[.$B$3]))" office:value-type="float" office:value="24.75" calcext:value-type="float">
            <text:p>24.8</text:p>
          </table:table-cell>
          <table:table-cell table:formula="of:=[.J$3]*([.$B$1]+([.$B$2]-[.$B$1])*([.$C10]/[.$B$3]))" office:value-type="float" office:value="103.125" calcext:value-type="float">
            <text:p>103.1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[.D$3]*([.$B$1]+([.$B$2]-[.$B$1])*([.$C11]/[.$B$3]))" office:value-type="float" office:value="12" calcext:value-type="float">
            <text:p>12.0</text:p>
          </table:table-cell>
          <table:table-cell table:formula="of:=[.E$3]*([.$B$1]+([.$B$2]-[.$B$1])*([.$C11]/[.$B$3]))" office:value-type="float" office:value="19.5" calcext:value-type="float">
            <text:p>19.5</text:p>
          </table:table-cell>
          <table:table-cell table:formula="of:=[.F$3]*([.$B$1]+([.$B$2]-[.$B$1])*([.$C11]/[.$B$3]))" office:value-type="float" office:value="27" calcext:value-type="float">
            <text:p>27.0</text:p>
          </table:table-cell>
          <table:table-cell table:formula="of:=[.G$3]*([.$B$1]+([.$B$2]-[.$B$1])*([.$C11]/[.$B$3]))" office:value-type="float" office:value="18" calcext:value-type="float">
            <text:p>18.0</text:p>
          </table:table-cell>
          <table:table-cell table:formula="of:=[.H$3]*([.$B$1]+([.$B$2]-[.$B$1])*([.$C11]/[.$B$3]))" office:value-type="float" office:value="22.5" calcext:value-type="float">
            <text:p>22.5</text:p>
          </table:table-cell>
          <table:table-cell table:formula="of:=[.I$3]*([.$B$1]+([.$B$2]-[.$B$1])*([.$C11]/[.$B$3]))" office:value-type="float" office:value="27" calcext:value-type="float">
            <text:p>27.0</text:p>
          </table:table-cell>
          <table:table-cell table:formula="of:=[.J$3]*([.$B$1]+([.$B$2]-[.$B$1])*([.$C11]/[.$B$3]))" office:value-type="float" office:value="112.5" calcext:value-type="float">
            <text:p>1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0:23:42.800000000</meta:creation-date>
    <dc:date>2024-05-28T01:03:37.240000000</dc:date>
    <meta:editing-duration>PT29M43S</meta:editing-duration>
    <meta:editing-cycles>5</meta:editing-cycles>
    <meta:generator>LibreOffice/7.5.0.3$Windows_X86_64 LibreOffice_project/c21113d003cd3efa8c53188764377a8272d9d6de</meta:generator>
    <meta:document-statistic meta:table-count="1" meta:cell-count="81" meta:object-count="0"/>
  </office:meta>
</office:document-meta>
</file>